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EE000001771BFE0861F4C467A1.png" manifest:media-type="image/png"/>
  <manifest:file-entry manifest:full-path="Pictures/10000201000002EE00000177AEB22109FA87B94F.png" manifest:media-type="image/png"/>
  <manifest:file-entry manifest:full-path="Pictures/10000201000002EE00000177AE730EFD170F53ED.png" manifest:media-type="image/png"/>
  <manifest:file-entry manifest:full-path="Pictures/10000201000002EE00000177422CCD45F40BAE1B.png" manifest:media-type="image/png"/>
  <manifest:file-entry manifest:full-path="Pictures/10000201000002EE0000017774D02A05A74BB4BF.png" manifest:media-type="image/png"/>
  <manifest:file-entry manifest:full-path="Pictures/10000201000002EE00000177C7BD74B2839AECCF.png" manifest:media-type="image/png"/>
  <manifest:file-entry manifest:full-path="Pictures/10000201000002EE000001777758BBCD777D83D8.png" manifest:media-type="image/png"/>
  <manifest:file-entry manifest:full-path="Pictures/10000201000002EE00000177964E34D9CA7354F5.png" manifest:media-type="image/png"/>
  <manifest:file-entry manifest:full-path="Pictures/10000201000002EE0000017754E44DF45FD68F8F.png" manifest:media-type="image/png"/>
  <manifest:file-entry manifest:full-path="Pictures/10000201000002EE0000017766E392622E30BA1F.png" manifest:media-type="image/png"/>
  <manifest:file-entry manifest:full-path="Pictures/10000201000002EE00000177F687C7368FD94D0B.png" manifest:media-type="image/png"/>
  <manifest:file-entry manifest:full-path="Pictures/10000201000002EE00000177006E03B15286AC0D.png" manifest:media-type="image/png"/>
  <manifest:file-entry manifest:full-path="Pictures/10000201000002EE000001771A4D9AFC9FD95FA9.png" manifest:media-type="image/png"/>
  <manifest:file-entry manifest:full-path="Pictures/10000201000002EE0000017780927431CBBB54FF.png" manifest:media-type="image/png"/>
  <manifest:file-entry manifest:full-path="Pictures/10000201000002EE000001777C1B19DB80DB0838.png" manifest:media-type="image/png"/>
  <manifest:file-entry manifest:full-path="Pictures/10000201000002EE00000177C8D638C632780EE6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Ultrafine_20_Dashed" svg:stroke-width="0.106cm" svg:stroke-color="#000000" draw:marker-start-width="0.358cm" draw:marker-end-width="0.358cm" draw:fill="none" draw:textarea-horizontal-align="justify" draw:textarea-vertical-align="middle" draw:auto-grow-height="false" fo:min-height="1.622cm" fo:min-width="1.372cm" fo:padding-top="0.177cm" fo:padding-bottom="0.177cm" fo:padding-left="0.302cm" fo:padding-right="0.30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withoutfill">
      <style:graphic-properties svg:stroke-width="0.212cm" draw:marker-start-width="0.518cm" draw:marker-end="Rounded_20_large_20_Arrow" draw:marker-end-width="0.6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2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24pt" style:font-size-asian="18pt" style:font-size-complex="18pt"/>
    </style:style>
    <style:style style:name="P4" style:family="paragraph">
      <loext:graphic-properties draw:fill="none" draw:fill-color="#ffffff"/>
      <style:text-properties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2" draw:layer="layout" svg:width="2.794cm" svg:height="2.794cm" svg:x="3.394cm" svg:y="6.396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2.794cm" svg:height="2.794cm" svg:x="11.644cm" svg:y="14.23cm">
            <text:p text:style-name="P1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2.794cm" svg:height="2.794cm" svg:x="11.644cm" svg:y="6.396cm"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2.794cm" svg:height="2.794cm" svg:x="3.394cm" svg:y="14.23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188cm" svg:y1="7.766cm" svg:x2="11.644cm" svg:y2="7.766cm">
            <text:p/>
          </draw:line>
          <draw:line draw:style-name="gr2" draw:text-style-name="P2" draw:layer="layout" svg:x1="4.764cm" svg:y1="9.19cm" svg:x2="4.764cm" svg:y2="14.23cm">
            <text:p/>
          </draw:line>
          <draw:line draw:style-name="gr2" draw:text-style-name="P2" draw:layer="layout" svg:x1="5.934cm" svg:y1="8.936cm" svg:x2="12.03cm" svg:y2="14.524cm">
            <text:p/>
          </draw:line>
          <draw:line draw:style-name="gr2" draw:text-style-name="P2" draw:layer="layout" svg:x1="5.934cm" svg:y1="14.524cm" svg:x2="11.776cm" svg:y2="8.936cm">
            <text:p/>
          </draw:line>
          <draw:line draw:style-name="gr2" draw:text-style-name="P2" draw:layer="layout" svg:x1="13.046cm" svg:y1="14.23cm" svg:x2="13.046cm" svg:y2="9.19cm">
            <text:p/>
          </draw:line>
        </draw:g>
        <draw:frame draw:style-name="gr3" draw:text-style-name="P3" draw:layer="layout" svg:width="4.521cm" svg:height="3.937cm" svg:x="20.209cm" svg:y="9.78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4" draw:text-style-name="P2" draw:layer="layout" svg:x1="14.824cm" svg:y1="11.944cm" svg:x2="19.142cm" svg:y2="11.944cm">
          <text:p/>
        </draw:line>
        <draw:frame draw:style-name="gr5" draw:text-style-name="P4" draw:layer="layout" svg:width="17.272cm" svg:height="2.032cm" svg:x="5.588cm" svg:y="2.54cm">
          <draw:text-box>
            <text:p><text:span text:style-name="T1">Network synaptic </text:span><text:span text:style-name="T1">structur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7" draw:text-style-name="P2" draw:layer="layout" svg:width="13.103cm" svg:height="6.551cm" svg:x="0.354cm" svg:y="3.302cm" presentation:class="graphic" presentation:user-transformed="true">
          <draw:image xlink:href="Pictures/10000201000002EE0000017766E392622E30BA1F.png" xlink:type="simple" xlink:show="embed" xlink:actuate="onLoad">
            <text:p/>
          </draw:image>
        </draw:frame>
        <draw:frame draw:style-name="gr7" draw:text-style-name="P2" draw:layer="layout" svg:width="13.103cm" svg:height="6.551cm" svg:x="0.354cm" svg:y="12.541cm" presentation:class="graphic" presentation:user-transformed="true">
          <draw:image xlink:href="Pictures/10000201000002EE0000017754E44DF45FD68F8F.png" xlink:type="simple" xlink:show="embed" xlink:actuate="onLoad">
            <text:p/>
          </draw:image>
        </draw:frame>
        <draw:frame draw:style-name="gr8" draw:text-style-name="P2" draw:layer="layout" svg:width="13.091cm" svg:height="6.502cm" svg:x="14.635cm" svg:y="3.302cm">
          <draw:image xlink:href="Pictures/10000201000002EE00000177C7BD74B2839AECCF.png" xlink:type="simple" xlink:show="embed" xlink:actuate="onLoad">
            <text:p/>
          </draw:image>
        </draw:frame>
        <draw:frame draw:style-name="gr8" draw:text-style-name="P2" draw:layer="layout" svg:width="13.091cm" svg:height="6.473cm" svg:x="14.635cm" svg:y="12.619cm">
          <draw:image xlink:href="Pictures/10000201000002EE00000177964E34D9CA7354F5.png" xlink:type="simple" xlink:show="embed" xlink:actuate="onLoad">
            <text:p/>
          </draw:image>
        </draw:frame>
        <draw:frame draw:style-name="gr9" draw:text-style-name="P6" draw:layer="layout" svg:width="6.096cm" svg:height="0.962cm" svg:x="4.064cm" svg:y="2.478cm">
          <draw:text-box>
            <text:p text:style-name="P1">2 to 1</text:p>
          </draw:text-box>
        </draw:frame>
        <draw:frame draw:style-name="gr9" draw:text-style-name="P6" draw:layer="layout" svg:width="6.096cm" svg:height="0.962cm" svg:x="18.034cm" svg:y="2.478cm">
          <draw:text-box>
            <text:p text:style-name="P1">2 to 3</text:p>
          </draw:text-box>
        </draw:frame>
        <draw:frame draw:style-name="gr9" draw:text-style-name="P6" draw:layer="layout" svg:width="6.096cm" svg:height="0.962cm" svg:x="18.034cm" svg:y="11.422cm">
          <draw:text-box>
            <text:p text:style-name="P1">2 to 4</text:p>
          </draw:text-box>
        </draw:frame>
        <draw:frame draw:style-name="gr9" draw:text-style-name="P6" draw:layer="layout" svg:width="6.096cm" svg:height="0.962cm" svg:x="4.064cm" svg:y="11.422cm">
          <draw:text-box>
            <text:p text:style-name="P1">2 to 2</text:p>
          </draw:text-box>
        </draw:frame>
        <draw:frame draw:style-name="gr10" draw:text-style-name="P7" draw:layer="layout" svg:width="6.721cm" svg:height="0.962cm" svg:x="11.176cm" svg:y="1.07cm">
          <draw:text-box>
            <text:p>Spike-LFP Correlation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7" draw:text-style-name="P2" draw:layer="layout" svg:width="13.103cm" svg:height="6.551cm" svg:x="0.354cm" svg:y="3.302cm" presentation:class="graphic" presentation:user-transformed="true">
          <draw:image xlink:href="Pictures/10000201000002EE00000177F687C7368FD94D0B.png" xlink:type="simple" xlink:show="embed" xlink:actuate="onLoad">
            <text:p/>
          </draw:image>
        </draw:frame>
        <draw:frame draw:style-name="gr7" draw:text-style-name="P2" draw:layer="layout" svg:width="13.103cm" svg:height="6.551cm" svg:x="0.354cm" svg:y="12.541cm" presentation:class="graphic" presentation:user-transformed="true">
          <draw:image xlink:href="Pictures/10000201000002EE000001771A4D9AFC9FD95FA9.png" xlink:type="simple" xlink:show="embed" xlink:actuate="onLoad">
            <text:p/>
          </draw:image>
        </draw:frame>
        <draw:frame draw:style-name="gr8" draw:text-style-name="P2" draw:layer="layout" svg:width="13.091cm" svg:height="6.502cm" svg:x="14.635cm" svg:y="3.302cm">
          <draw:image xlink:href="Pictures/10000201000002EE000001777758BBCD777D83D8.png" xlink:type="simple" xlink:show="embed" xlink:actuate="onLoad">
            <text:p/>
          </draw:image>
        </draw:frame>
        <draw:frame draw:style-name="gr8" draw:text-style-name="P2" draw:layer="layout" svg:width="13.091cm" svg:height="6.473cm" svg:x="14.635cm" svg:y="12.619cm">
          <draw:image xlink:href="Pictures/10000201000002EE00000177006E03B15286AC0D.png" xlink:type="simple" xlink:show="embed" xlink:actuate="onLoad">
            <text:p/>
          </draw:image>
        </draw:frame>
        <draw:frame draw:style-name="gr9" draw:text-style-name="P6" draw:layer="layout" svg:width="6.096cm" svg:height="0.962cm" svg:x="4.064cm" svg:y="2.478cm">
          <draw:text-box>
            <text:p text:style-name="P1">2 to 1</text:p>
          </draw:text-box>
        </draw:frame>
        <draw:frame draw:style-name="gr9" draw:text-style-name="P6" draw:layer="layout" svg:width="6.096cm" svg:height="0.962cm" svg:x="18.034cm" svg:y="2.478cm">
          <draw:text-box>
            <text:p text:style-name="P1">2 to 3</text:p>
          </draw:text-box>
        </draw:frame>
        <draw:frame draw:style-name="gr9" draw:text-style-name="P6" draw:layer="layout" svg:width="6.096cm" svg:height="0.962cm" svg:x="18.034cm" svg:y="11.422cm">
          <draw:text-box>
            <text:p text:style-name="P1">2 to 4</text:p>
          </draw:text-box>
        </draw:frame>
        <draw:frame draw:style-name="gr9" draw:text-style-name="P6" draw:layer="layout" svg:width="6.096cm" svg:height="0.962cm" svg:x="4.064cm" svg:y="11.422cm">
          <draw:text-box>
            <text:p text:style-name="P1">2 to 2</text:p>
          </draw:text-box>
        </draw:frame>
        <draw:frame draw:style-name="gr10" draw:text-style-name="P7" draw:layer="layout" svg:width="6.721cm" svg:height="0.962cm" svg:x="11.176cm" svg:y="1.07cm">
          <draw:text-box>
            <text:p>LFP-LFP Correlation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7" draw:text-style-name="P2" draw:layer="layout" svg:width="13.103cm" svg:height="6.551cm" svg:x="0.354cm" svg:y="3.302cm" presentation:class="graphic" presentation:user-transformed="true">
          <draw:image xlink:href="Pictures/10000201000002EE000001777C1B19DB80DB0838.png" xlink:type="simple" xlink:show="embed" xlink:actuate="onLoad">
            <text:p/>
          </draw:image>
        </draw:frame>
        <draw:frame draw:style-name="gr7" draw:text-style-name="P2" draw:layer="layout" svg:width="13.103cm" svg:height="6.551cm" svg:x="0.354cm" svg:y="12.541cm" presentation:class="graphic" presentation:user-transformed="true">
          <draw:image xlink:href="Pictures/10000201000002EE00000177C8D638C632780EE6.png" xlink:type="simple" xlink:show="embed" xlink:actuate="onLoad">
            <text:p/>
          </draw:image>
        </draw:frame>
        <draw:frame draw:style-name="gr8" draw:text-style-name="P2" draw:layer="layout" svg:width="13.091cm" svg:height="6.502cm" svg:x="14.635cm" svg:y="3.302cm">
          <draw:image xlink:href="Pictures/10000201000002EE00000177422CCD45F40BAE1B.png" xlink:type="simple" xlink:show="embed" xlink:actuate="onLoad">
            <text:p/>
          </draw:image>
        </draw:frame>
        <draw:frame draw:style-name="gr8" draw:text-style-name="P2" draw:layer="layout" svg:width="13.091cm" svg:height="6.473cm" svg:x="14.635cm" svg:y="12.619cm">
          <draw:image xlink:href="Pictures/10000201000002EE00000177AE730EFD170F53ED.png" xlink:type="simple" xlink:show="embed" xlink:actuate="onLoad">
            <text:p/>
          </draw:image>
        </draw:frame>
        <draw:frame draw:style-name="gr9" draw:text-style-name="P6" draw:layer="layout" svg:width="6.096cm" svg:height="0.962cm" svg:x="4.064cm" svg:y="2.478cm">
          <draw:text-box>
            <text:p text:style-name="P1">2 to 1</text:p>
          </draw:text-box>
        </draw:frame>
        <draw:frame draw:style-name="gr9" draw:text-style-name="P6" draw:layer="layout" svg:width="6.096cm" svg:height="0.962cm" svg:x="18.034cm" svg:y="2.478cm">
          <draw:text-box>
            <text:p text:style-name="P1">2 to 3</text:p>
          </draw:text-box>
        </draw:frame>
        <draw:frame draw:style-name="gr9" draw:text-style-name="P6" draw:layer="layout" svg:width="6.096cm" svg:height="0.962cm" svg:x="18.034cm" svg:y="11.422cm">
          <draw:text-box>
            <text:p text:style-name="P1">2 to 4</text:p>
          </draw:text-box>
        </draw:frame>
        <draw:frame draw:style-name="gr9" draw:text-style-name="P6" draw:layer="layout" svg:width="6.096cm" svg:height="0.962cm" svg:x="4.064cm" svg:y="11.422cm">
          <draw:text-box>
            <text:p text:style-name="P1">2 to 2</text:p>
          </draw:text-box>
        </draw:frame>
        <draw:frame draw:style-name="gr10" draw:text-style-name="P7" draw:layer="layout" svg:width="8.033cm" svg:height="0.962cm" svg:x="10.136cm" svg:y="1.07cm">
          <draw:text-box>
            <text:p>Spike-Potential Correlation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7" draw:text-style-name="P2" draw:layer="layout" svg:width="13.103cm" svg:height="6.551cm" svg:x="0.354cm" svg:y="3.302cm" presentation:class="graphic" presentation:user-transformed="true">
          <draw:image xlink:href="Pictures/10000201000002EE0000017780927431CBBB54FF.png" xlink:type="simple" xlink:show="embed" xlink:actuate="onLoad">
            <text:p/>
          </draw:image>
        </draw:frame>
        <draw:frame draw:style-name="gr7" draw:text-style-name="P2" draw:layer="layout" svg:width="13.103cm" svg:height="6.551cm" svg:x="0.354cm" svg:y="12.541cm" presentation:class="graphic" presentation:user-transformed="true">
          <draw:image xlink:href="Pictures/10000201000002EE00000177AEB22109FA87B94F.png" xlink:type="simple" xlink:show="embed" xlink:actuate="onLoad">
            <text:p/>
          </draw:image>
        </draw:frame>
        <draw:frame draw:style-name="gr8" draw:text-style-name="P2" draw:layer="layout" svg:width="13.091cm" svg:height="6.502cm" svg:x="14.635cm" svg:y="3.302cm">
          <draw:image xlink:href="Pictures/10000201000002EE000001771BFE0861F4C467A1.png" xlink:type="simple" xlink:show="embed" xlink:actuate="onLoad">
            <text:p/>
          </draw:image>
        </draw:frame>
        <draw:frame draw:style-name="gr8" draw:text-style-name="P2" draw:layer="layout" svg:width="13.091cm" svg:height="6.473cm" svg:x="14.635cm" svg:y="12.619cm">
          <draw:image xlink:href="Pictures/10000201000002EE0000017774D02A05A74BB4BF.png" xlink:type="simple" xlink:show="embed" xlink:actuate="onLoad">
            <text:p/>
          </draw:image>
        </draw:frame>
        <draw:frame draw:style-name="gr9" draw:text-style-name="P6" draw:layer="layout" svg:width="6.096cm" svg:height="0.962cm" svg:x="4.064cm" svg:y="2.478cm">
          <draw:text-box>
            <text:p text:style-name="P1">2 to 1</text:p>
          </draw:text-box>
        </draw:frame>
        <draw:frame draw:style-name="gr9" draw:text-style-name="P6" draw:layer="layout" svg:width="6.096cm" svg:height="0.962cm" svg:x="18.034cm" svg:y="2.478cm">
          <draw:text-box>
            <text:p text:style-name="P1">2 to 3</text:p>
          </draw:text-box>
        </draw:frame>
        <draw:frame draw:style-name="gr9" draw:text-style-name="P6" draw:layer="layout" svg:width="6.096cm" svg:height="0.962cm" svg:x="18.034cm" svg:y="11.422cm">
          <draw:text-box>
            <text:p text:style-name="P1">2 to 4</text:p>
          </draw:text-box>
        </draw:frame>
        <draw:frame draw:style-name="gr9" draw:text-style-name="P6" draw:layer="layout" svg:width="6.096cm" svg:height="0.962cm" svg:x="4.064cm" svg:y="11.422cm">
          <draw:text-box>
            <text:p text:style-name="P1">2 to 2</text:p>
          </draw:text-box>
        </draw:frame>
        <draw:frame draw:style-name="gr10" draw:text-style-name="P7" draw:layer="layout" svg:width="8.914cm" svg:height="0.962cm" svg:x="10.136cm" svg:y="1.07cm">
          <draw:text-box>
            <text:p>Potential-Potential Correlation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0T19:07:54.168523626</meta:creation-date>
    <dc:date>2017-07-21T11:21:57.733769043</dc:date>
    <meta:editing-duration>PT26M46S</meta:editing-duration>
    <meta:editing-cycles>4</meta:editing-cycles>
    <meta:generator>LibreOffice/5.1.6.2$Linux_X86_64 LibreOffice_project/10m0$Build-2</meta:generator>
    <meta:document-statistic meta:object-count="82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n>0</mn>
            </mtd>
            <mtd>
              <mn>1</mn>
            </mtd>
            <mtd>
              <mn>1</mn>
            </mtd>
            <mtd>
              <mn>1</mn>
            </mtd>
          </mtr>
          <mtr>
            <mtd>
              <mn>0</mn>
            </mtd>
            <mtd>
              <mn>0</mn>
            </mtd>
            <mtd>
              <mn>1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1</mn>
            </mtd>
            <mtd>
              <mn>0</mn>
            </mtd>
          </mtr>
        </mtable>
      </mrow>
      <mo fence="true" stretchy="true">]</mo>
    </mrow>
    <annotation encoding="StarMath 5.0">left [matrix{0 # 1 # 1 # 1 ## 0 # 0 # 1 # 0 ## 0 # 0 # 0 # 0 ## 0 # 0 # 1 # 0}right ]</annotation>
  </semantics>
</math>
</file>